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920c1" officeooo:paragraph-rsid="001920c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6db3f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e96f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6db3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size="18pt" fo:font-weight="bold" style:font-size-asian="18pt" style:font-weight-asian="bold" style:font-name-complex="Times New Roman1"/>
    </style:style>
    <style:style style:name="T8" style:family="text">
      <style:text-properties fo:font-size="18pt" fo:language="en" fo:country="US" fo:font-weight="bold" officeooo:rsid="001ae96f" style:font-size-asian="18pt" style:font-weight-asian="bold" style:font-name-complex="Times New Roman1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fo:font-size="14pt" officeooo:rsid="000e9cab" style:font-size-asian="14pt" style:font-name-complex="Times New Roman1" style:font-size-complex="14pt"/>
    </style:style>
    <style:style style:name="T11" style:family="text">
      <style:text-properties officeooo:rsid="0016db3f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7">Лабораторная работа №</text:span><text:span text:style-name="T8">9</text:span><text:span text:style-name="T7"><text:line-break/></text:span><text:span text:style-name="T9">по дисциплине: «</text:span><text:span text:style-name="T10">ООП</text:span><text:span text:style-name="T9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22"><text:soft-page-break/><text:span text:style-name="T2">Те</text:span><text:span text:style-name="T3">ма: Использование стандартной библиотеки шаблонов STL </text:span><text:span text:style-name="T5">. </text:span></text:p>
      <text:p text:style-name="P23"><text:span text:style-name="T1">Вариант: </text:span><text:span text:style-name="T5">23</text:span></text:p>
      <text:p text:style-name="P23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18">Задание:</text:p>
      <text:p text:style-name="P20"><text:span text:style-name="T6">1. </text:span><text:span text:style-name="T5">Изучить теоретические сведения о шаблонах классов в С++.</text:span></text:p>
      <text:p text:style-name="P20"><text:span text:style-name="T6">2. </text:span><text:span text:style-name="T5">Разработать программу в соответствии с заданным вариантом задания</text:span></text:p>
      <text:p text:style-name="P17">3. Оформить отчет.</text:p>
      <text:p text:style-name="P18">Выполнение работы:</text:p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18T00:44:51.620000000</dc:date>
    <meta:editing-duration>P1DT5H46M41S</meta:editing-duration>
    <meta:editing-cycles>7</meta:editing-cycles>
    <meta:document-statistic meta:table-count="0" meta:image-count="0" meta:object-count="0" meta:page-count="2" meta:paragraph-count="19" meta:word-count="107" meta:character-count="872" meta:non-whitespace-character-count="782"/>
  </office:meta>
</office:document-meta>
</file>